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officeooo:rsid="0002b904" officeooo:paragraph-rsid="0002b904" style:font-size-asian="8.75pt" style:font-style-asian="italic" style:font-size-complex="10pt" style:font-style-complex="italic"/>
    </style:style>
    <style:style style:name="P2" style:family="paragraph" style:parent-style-name="Standard">
      <style:text-properties fo:font-size="12pt" fo:font-style="normal" officeooo:rsid="0002b904" officeooo:paragraph-rsid="0002b904" style:font-size-asian="10.5pt" style:font-style-asian="normal" style:font-size-complex="12pt" style:font-style-complex="normal"/>
    </style:style>
    <style:style style:name="P3" style:family="paragraph" style:parent-style-name="Standard">
      <style:text-properties fo:font-size="12pt" fo:font-style="normal" officeooo:rsid="000340c8" officeooo:paragraph-rsid="000340c8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2pt" fo:font-style="normal" officeooo:rsid="0004b3e9" officeooo:paragraph-rsid="0004b3e9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officeooo:rsid="0005eeef" officeooo:paragraph-rsid="0005eeef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size="12pt" fo:font-style="normal" officeooo:rsid="00070dfe" officeooo:paragraph-rsid="00070dfe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officeooo:rsid="0008657d" officeooo:paragraph-rsid="0008657d" style:font-size-asian="10.5pt" style:font-style-asian="normal" style:font-size-complex="12pt" style:font-style-complex="normal"/>
    </style:style>
    <style:style style:name="P8" style:family="paragraph" style:parent-style-name="Standard" style:list-style-name="L1">
      <style:text-properties fo:font-size="12pt" fo:font-style="normal" officeooo:rsid="0002b904" officeooo:paragraph-rsid="0002b904" style:font-size-asian="10.5pt" style:font-style-asian="normal" style:font-size-complex="12pt" style:font-style-complex="normal"/>
    </style:style>
    <style:style style:name="P9" style:family="paragraph" style:parent-style-name="Standard" style:list-style-name="L1">
      <style:text-properties fo:font-size="12pt" fo:font-style="normal" officeooo:rsid="000340c8" officeooo:paragraph-rsid="000340c8" style:font-size-asian="10.5pt" style:font-style-asian="normal" style:font-size-complex="12pt" style:font-style-complex="normal"/>
    </style:style>
    <style:style style:name="P10" style:family="paragraph" style:parent-style-name="Standard" style:list-style-name="L2">
      <style:text-properties fo:font-size="12pt" fo:font-style="normal" officeooo:rsid="000340c8" officeooo:paragraph-rsid="000340c8" style:font-size-asian="10.5pt" style:font-style-asian="normal" style:font-size-complex="12pt" style:font-style-complex="normal"/>
    </style:style>
    <style:style style:name="P11" style:family="paragraph" style:parent-style-name="Standard" style:list-style-name="L3">
      <style:text-properties fo:font-size="12pt" fo:font-style="normal" officeooo:rsid="000340c8" officeooo:paragraph-rsid="000340c8" style:font-size-asian="10.5pt" style:font-style-asian="normal" style:font-size-complex="12pt" style:font-style-complex="normal"/>
    </style:style>
    <style:style style:name="P12" style:family="paragraph" style:parent-style-name="Standard" style:list-style-name="L3">
      <style:text-properties fo:font-size="12pt" fo:font-style="normal" officeooo:rsid="0004b3e9" officeooo:paragraph-rsid="0004b3e9" style:font-size-asian="10.5pt" style:font-style-asian="normal" style:font-size-complex="12pt" style:font-style-complex="normal"/>
    </style:style>
    <style:style style:name="P13" style:family="paragraph" style:parent-style-name="Standard" style:list-style-name="L4">
      <style:text-properties fo:font-size="12pt" fo:font-style="normal" officeooo:rsid="0004b3e9" officeooo:paragraph-rsid="0004b3e9" style:font-size-asian="10.5pt" style:font-style-asian="normal" style:font-size-complex="12pt" style:font-style-complex="normal"/>
    </style:style>
    <style:style style:name="P14" style:family="paragraph" style:parent-style-name="Standard" style:list-style-name="L5">
      <style:text-properties fo:font-size="12pt" fo:font-style="normal" officeooo:rsid="0005eeef" officeooo:paragraph-rsid="0005eeef" style:font-size-asian="10.5pt" style:font-style-asian="normal" style:font-size-complex="12pt" style:font-style-complex="normal"/>
    </style:style>
    <style:style style:name="P15" style:family="paragraph" style:parent-style-name="Standard" style:list-style-name="L6">
      <style:text-properties fo:font-size="12pt" fo:font-style="normal" officeooo:rsid="0005eeef" officeooo:paragraph-rsid="0005eeef" style:font-size-asian="10.5pt" style:font-style-asian="normal" style:font-size-complex="12pt" style:font-style-complex="normal"/>
    </style:style>
    <style:style style:name="P16" style:family="paragraph" style:parent-style-name="Standard" style:list-style-name="L6">
      <style:text-properties fo:font-size="12pt" fo:font-style="normal" officeooo:rsid="00070dfe" officeooo:paragraph-rsid="00070dfe" style:font-size-asian="10.5pt" style:font-style-asian="normal" style:font-size-complex="12pt" style:font-style-complex="normal"/>
    </style:style>
    <style:style style:name="P17" style:family="paragraph" style:parent-style-name="Standard" style:list-style-name="L7">
      <style:text-properties fo:font-size="12pt" fo:font-style="normal" officeooo:rsid="00070dfe" officeooo:paragraph-rsid="00070dfe" style:font-size-asian="10.5pt" style:font-style-asian="normal" style:font-size-complex="12pt" style:font-style-complex="normal"/>
    </style:style>
    <style:style style:name="P18" style:family="paragraph" style:parent-style-name="Standard" style:list-style-name="L8">
      <style:text-properties fo:font-size="12pt" fo:font-style="normal" officeooo:rsid="00070dfe" officeooo:paragraph-rsid="00070dfe" style:font-size-asian="10.5pt" style:font-style-asian="normal" style:font-size-complex="12pt" style:font-style-complex="normal"/>
    </style:style>
    <style:style style:name="P19" style:family="paragraph" style:parent-style-name="Standard" style:list-style-name="L9">
      <style:text-properties fo:font-size="12pt" fo:font-style="normal" officeooo:rsid="0008657d" officeooo:paragraph-rsid="0008657d" style:font-size-asian="10.5pt" style:font-style-asian="normal" style:font-size-complex="12pt" style:font-style-complex="normal"/>
    </style:style>
    <style:style style:name="P20" style:family="paragraph" style:parent-style-name="Standard" style:list-style-name="L9">
      <style:text-properties fo:font-size="12pt" fo:font-style="normal" officeooo:rsid="00097e61" officeooo:paragraph-rsid="00097e61" style:font-size-asian="10.5pt" style:font-style-asian="normal" style:font-size-complex="12pt" style:font-style-complex="normal"/>
    </style:style>
    <style:style style:name="P21" style:family="paragraph" style:parent-style-name="Standard" style:list-style-name="L9">
      <style:text-properties fo:font-size="12pt" fo:font-style="normal" officeooo:rsid="000adc7c" officeooo:paragraph-rsid="000adc7c" style:font-size-asian="10.5pt" style:font-style-asian="normal" style:font-size-complex="12pt" style:font-style-complex="normal"/>
    </style:style>
    <style:style style:name="P22" style:family="paragraph" style:parent-style-name="Standard" style:list-style-name="L9">
      <style:text-properties fo:font-size="12pt" fo:font-style="normal" officeooo:rsid="000b20c2" officeooo:paragraph-rsid="000b20c2" style:font-size-asian="10.5pt" style:font-style-asian="normal" style:font-size-complex="12pt" style:font-style-complex="normal"/>
    </style:style>
    <style:style style:name="P23" style:family="paragraph" style:parent-style-name="Standard" style:list-style-name="L9">
      <style:text-properties fo:font-size="12pt" fo:font-style="normal" officeooo:rsid="000c2384" officeooo:paragraph-rsid="000c2384" style:font-size-asian="10.5pt" style:font-style-asian="normal" style:font-size-complex="12pt" style:font-style-complex="normal"/>
    </style:style>
    <style:style style:name="P24" style:family="paragraph" style:parent-style-name="Standard" style:list-style-name="L9">
      <style:text-properties fo:font-size="12pt" fo:font-style="italic" officeooo:rsid="000c2384" officeooo:paragraph-rsid="000c2384" style:font-size-asian="10.5pt" style:font-style-asian="italic" style:font-size-complex="12pt" style:font-style-complex="italic"/>
    </style:style>
    <style:style style:name="P25" style:family="paragraph" style:parent-style-name="Standard" style:list-style-name="L1">
      <style:text-properties fo:font-size="10pt" fo:font-style="italic" officeooo:rsid="0002b904" officeooo:paragraph-rsid="0002b904" style:font-size-asian="8.75pt" style:font-style-asian="italic" style:font-size-complex="10pt" style:font-style-complex="italic"/>
    </style:style>
    <style:style style:name="T1" style:family="text">
      <style:text-properties fo:font-size="12pt" fo:font-style="normal" style:font-size-asian="10.5pt" style:font-style-asian="normal" style:font-size-complex="12pt" style:font-style-complex="normal"/>
    </style:style>
    <style:style style:name="T2" style:family="text">
      <style:text-properties fo:font-size="12pt" fo:font-style="normal" officeooo:rsid="000340c8" style:font-size-asian="10.5pt" style:font-style-asian="normal" style:font-size-complex="12pt" style:font-style-complex="normal"/>
    </style:style>
    <style:style style:name="T3" style:family="text">
      <style:text-properties officeooo:rsid="000b20c2"/>
    </style:style>
    <style:style style:name="T4" style:family="text">
      <style:text-properties officeooo:rsid="000d68c5"/>
    </style:style>
    <style:style style:name="T5" style:family="text">
      <style:text-properties officeooo:rsid="000eb0d1"/>
    </style:style>
    <style:style style:name="T6" style:family="text">
      <style:text-properties officeooo:rsid="00112e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9. 2018</text:p>
      <text:p text:style-name="P2">Přemysl Otakar II.</text:p>
      <text:list xml:id="list8747754300334138825" text:style-name="L1">
        <text:list-item>
          <text:p text:style-name="P8">České země mají největší rozlohu</text:p>
        </text:list-item>
        <text:list-item>
          <text:p text:style-name="P8">Funguje systém kurfiřtů</text:p>
        </text:list-item>
        <text:list-item>
          <text:p text:style-name="P8">Přemysl Otakar II. jedním z nejsilnějších evropských vládců</text:p>
          <text:list>
            <text:list-item>
              <text:p text:style-name="P8">Konflikty se šlechtou, šlechta chce být více rovna a účastnit se politiky, ale Přemysl Otakar II. Rozhoduje často bez šlech<text:span text:style-name="T4">t</text:span>y</text:p>
              <text:list>
                <text:list-item>
                  <text:p text:style-name="P8">Největší český zakladatel měst (České <text:span text:style-name="T4">B</text:span>udějovice → Uprostřed Rožmberských držav, Vysoké Mýto</text:p>
                </text:list-item>
                <text:list-item>
                  <text:p text:style-name="P8">Zakládání klášterů</text:p>
                </text:list-item>
                <text:list-item>
                  <text:p text:style-name="P8">Mnoho nepřátel uvnitř státu</text:p>
                </text:list-item>
              </text:list>
            </text:list-item>
          </text:list>
        </text:list-item>
        <text:list-item>
          <text:p text:style-name="P8">Snaha stát se německým císařem (pocházel totiž z významného rodu)</text:p>
          <text:list>
            <text:list-item>
              <text:p text:style-name="P8">Zastaveno Kurfiřty kvůli jeho autokracii a velké moci</text:p>
            </text:list-item>
            <text:list-item>
              <text:p text:style-name="P25"><text:span text:style-name="T2">§</text:span><text:span text:style-name="T1">1223</text:span><text:span text:style-name="T2">§</text:span><text:span text:style-name="T1"> zvolen císařem Rudolf Habsburský</text:span></text:p>
              <text:list>
                <text:list-item>
                  <text:p text:style-name="P8">Volba se konala bez vědomí PO II.</text:p>
                  <text:list>
                    <text:list-item>
                      <text:p text:style-name="P9">Nenávistná gesta, Přemyslovi nebylo schváleno léno rakouských zem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V roce 1276 Přemysl vytáhl k rakouským zemím, ale cestou ho opouští některé významné rody</text:p>
          <text:list>
            <text:list-item>
              <text:p text:style-name="P9">Přemysl se musel Rudolfovi pokořit</text:p>
            </text:list-item>
          </text:list>
        </text:list-item>
        <text:list-item>
          <text:p text:style-name="P9">V roce 1278 znovu souboj → bitva na Moravském Poli</text:p>
          <text:list>
            <text:list-item>
              <text:p text:style-name="P9">PO II. zabit</text:p>
            </text:list-item>
            <text:list-item>
              <text:p text:style-name="P9">Habsburkové dostávají do léna rakouské země</text:p>
            </text:list-item>
          </text:list>
        </text:list-item>
      </text:list>
      <text:p text:style-name="P3"/>
      <text:p text:style-name="P3">Ota Braniborský</text:p>
      <text:list xml:id="list3436797335053077709" text:style-name="L2">
        <text:list-item>
          <text:p text:style-name="P10">Dostal do správy od PO II. české země</text:p>
          <text:list>
            <text:list-item>
              <text:p text:style-name="P10">PO II měl syna</text:p>
            </text:list-item>
          </text:list>
        </text:list-item>
        <text:list-item>
          <text:p text:style-name="P10">OB si přivlastňuje území a pustoší ho</text:p>
        </text:list-item>
        <text:list-item>
          <text:p text:style-name="P10">Šlechta se proti němu spojí, prchne do Berlína</text:p>
        </text:list-item>
        <text:list-item>
          <text:p text:style-name="P10">V roce 1283 vykoupila česká šlechta uneseného Václava</text:p>
        </text:list-item>
      </text:list>
      <text:p text:style-name="P3"/>
      <text:p text:style-name="P3">Mentor Václava Záviš z Falkensteina</text:p>
      <text:list xml:id="list155630940980183" text:continue-numbering="true" text:style-name="L2">
        <text:list-item>
          <text:list>
            <text:list-item>
              <text:p text:style-name="P10">Potají si vzal Vá<text:span text:style-name="T5">c</text:span>lavovu matku</text:p>
            </text:list-item>
            <text:list-item>
              <text:p text:style-name="P10">Stabilizoval vládu</text:p>
            </text:list-item>
            <text:list-item>
              <text:p text:style-name="P10">Když Václav vyroste, jeho manželka ho přesvědčí, že je hrozbou</text:p>
              <text:list>
                <text:list-item>
                  <text:p text:style-name="P10">Záviš uvězněn, Václav jezdí po rožmberských državách a podmaňuje je</text:p>
                </text:list-item>
                <text:list-item>
                  <text:p text:style-name="P10">Záviš popraven</text:p>
                </text:list-item>
              </text:list>
            </text:list-item>
          </text:list>
        </text:list-item>
      </text:list>
      <text:p text:style-name="P3"/>
      <text:p text:style-name="P3">Václav II</text:p>
      <text:list xml:id="list5630799425738730169" text:style-name="L3">
        <text:list-item>
          <text:p text:style-name="P11">Nechal být Rakousko a soustředí se na Polsko</text:p>
          <text:list>
            <text:list-item>
              <text:p text:style-name="P11">V roce 1300 korunován polským králem</text:p>
            </text:list-item>
          </text:list>
        </text:list-item>
        <text:list-item>
          <text:p text:style-name="P11">Mezitím vymřeli Arpádovci</text:p>
          <text:list>
            <text:list-item>
              <text:p text:style-name="P11">O uherskou korunu se uchází Francouzi, ale Václav je preferován šlechtou</text:p>
            </text:list-item>
            <text:list-item>
              <text:p text:style-name="P11">Uherský trůn dostane jeho syn Václav – Lászlo</text:p>
            </text:list-item>
          </text:list>
        </text:list-item>
        <text:list-item>
          <text:p text:style-name="P11">Císařem byl Rudolf Habsburský (vnuk toho předtím)</text:p>
        </text:list-item>
        <text:list-item>
          <text:p text:style-name="P11">Václav vytvořil rovnovážný systém vlády, opírá se více o města</text:p>
        </text:list-item>
        <text:list-item>
          <text:p text:style-name="P12">Objevena stříbrná ložiska v okolí Kutné Hory</text:p>
          <text:list>
            <text:list-item>
              <text:p text:style-name="P12">vznik Pražského Groše → Velmi kvalitního uznávaného platidla</text:p>
            </text:list-item>
          </text:list>
        </text:list-item>
        <text:list-item>
          <text:p text:style-name="P12">V roce 1304 Císař vtrhne do Čech a obléhá Kutnou Horu</text:p>
          <text:list>
            <text:list-item>
              <text:p text:style-name="P12">Horníci v KH byli Němci, ale i přesto se postavili proti císaři</text:p>
              <text:list>
                <text:list-item>
                  <text:p text:style-name="P12"><text:soft-page-break/>Do řeky, která KH protékala horníci lili jedovaté louhy</text:p>
                </text:list-item>
              </text:list>
            </text:list-item>
            <text:list-item>
              <text:p text:style-name="P12">Mírová jednání, 1305 Václav umírá</text:p>
            </text:list-item>
          </text:list>
        </text:list-item>
      </text:list>
      <text:p text:style-name="P4">Václav III</text:p>
      <text:list xml:id="list1667176402244327227" text:style-name="L4">
        <text:list-item>
          <text:p text:style-name="P13">Opustil uherskou korunu, brání se proti němu Poláci</text:p>
          <text:list>
            <text:list-item>
              <text:p text:style-name="P13">Polska se vzdát nechce</text:p>
            </text:list-item>
            <text:list-item>
              <text:p text:style-name="P13">V shromaždišti vojsk v Olomouci zavražděn</text:p>
            </text:list-item>
          </text:list>
        </text:list-item>
        <text:list-item>
          <text:p text:style-name="P13">Václavem III vymřeli po meči Přemyslovci <text:span text:style-name="T5">1306</text:span></text:p>
        </text:list-item>
      </text:list>
      <text:p text:style-name="P4"/>
      <text:p text:style-name="P5">Sjezd městského patriciátu, šlechty a vůbec v Praze</text:p>
      <text:list xml:id="list574917836073448985" text:style-name="L5">
        <text:list-item>
          <text:p text:style-name="P14">O trůn se uchází německý císař Albrecht, který chtěl korunu pro svého syna Rudolfa, česká šlechta se ale rozhodla pro Jinřicha korutanského</text:p>
          <text:list>
            <text:list-item>
              <text:p text:style-name="P14">Čechy habsburky prohlášeny za uprázdněné léno, a tak měl o majiteli rozhodnout panovník</text:p>
            </text:list-item>
            <text:list-item>
              <text:p text:style-name="P14">Albrecht poslal syna v čele vojska do čech</text:p>
            </text:list-item>
          </text:list>
        </text:list-item>
        <text:list-item>
          <text:p text:style-name="P14">Rudolf II si bere za ženu Elišku Rejčku → Vdovu po králi Václavu II.,</text:p>
        </text:list-item>
      </text:list>
      <text:p text:style-name="P5"/>
      <text:p text:style-name="P5">Rudolf II Habsburský</text:p>
      <text:list xml:id="list882640717523986322" text:style-name="L6">
        <text:list-item>
          <text:p text:style-name="P15">Zvolen roku 1306</text:p>
        </text:list-item>
        <text:list-item>
          <text:p text:style-name="P15">„Rudolf Kaše“</text:p>
        </text:list-item>
        <text:list-item>
          <text:p text:style-name="P16">V roce 1307 umírá při podmaňování českých zemí</text:p>
        </text:list-item>
      </text:list>
      <text:p text:style-name="P6"/>
      <text:p text:style-name="P6">Jindřich II Korutanský</text:p>
      <text:list xml:id="list2716419046296293591" text:style-name="L7">
        <text:list-item>
          <text:p text:style-name="P17">Albrecht mezitím zavražděn, takže Habsburkové jsou odstaveni</text:p>
        </text:list-item>
        <text:list-item>
          <text:p text:style-name="P17">Císař Jindřich VII Lucemburský (Chráněnec francouzského krále)</text:p>
        </text:list-item>
        <text:list-item>
          <text:p text:style-name="P17">Neschopný panovník, šlechta nespokojena, narůstaly nepokoje</text:p>
          <text:list>
            <text:list-item>
              <text:p text:style-name="P17">Jindřich z Lité</text:p>
            </text:list-item>
          </text:list>
        </text:list-item>
      </text:list>
      <text:p text:style-name="P6"/>
      <text:p text:style-name="P6">V té době se už na nás hledělo jako na barbary, protože si šlechta dělala co chtěla a neposlouchala panovníka</text:p>
      <text:p text:style-name="P6"/>
      <text:p text:style-name="P6">Eliška, sestra Václava III si vzala Jana Lucemburského, která se poté vydává do Čech, města ho odmítají, ale nakonec se dostane do Prahy a musí si prosadit autoritu</text:p>
      <text:p text:style-name="P6"/>
      <text:p text:style-name="P6">Jan Lucemburský</text:p>
      <text:list xml:id="list4108444061620569037" text:style-name="L8">
        <text:list-item>
          <text:p text:style-name="P18">Na trůn nastoupil v roce 1310</text:p>
        </text:list-item>
      </text:list>
      <text:p text:style-name="P6"/>
      <text:p text:style-name="P7">Gothika</text:p>
      <text:list xml:id="list2812043132623686731" text:style-name="L9">
        <text:list-item>
          <text:p text:style-name="P19">Jmenuje se podle Góthů, poprvé byl tento název použit posměšně → Je to jediný směr, který nečerpá z římského dědictví</text:p>
        </text:list-item>
        <text:list-item>
          <text:p text:style-name="P19">Literatura i umění je význačné svojí velkou zbožností</text:p>
        </text:list-item>
        <text:list-item>
          <text:p text:style-name="P19">Minesangeři</text:p>
        </text:list-item>
        <text:list-item>
          <text:p text:style-name="P20">Dalším znakem je větší výška staveb díky gotickému oblouku, zdi jsou tenčí, více oken</text:p>
        </text:list-item>
        <text:list-item>
          <text:p text:style-name="P21">Opěrný systém, čím dražší, tím složitější</text:p>
        </text:list-item>
        <text:list-item>
          <text:p text:style-name="P21">Katedrální kostel → V místě <text:span text:style-name="T3">stolce</text:span> arcibiskupa nebo biskupa</text:p>
        </text:list-item>
        <text:list-item>
          <text:p text:style-name="P22">Plaménkové vzory v pozdní gotice → symbol nekonečna</text:p>
        </text:list-item>
        <text:list-item>
          <text:p text:style-name="P22">Katedrály</text:p>
          <text:list>
            <text:list-item>
              <text:p text:style-name="P22">Katedrály měly tvar kříže, vchod lemován většinou 2 věžemi</text:p>
            </text:list-item>
            <text:list-item>
              <text:p text:style-name="P22">3 lodní stavby</text:p>
            </text:list-item>
            <text:list-item>
              <text:p text:style-name="P22">Nad vchodem často kulaté okno s vytráží → roseta</text:p>
            </text:list-item>
            <text:list-item>
              <text:p text:style-name="P22">Chrliče → protože ďábel se bojí vlastní podoby</text:p>
            </text:list-item>
          </text:list>
        </text:list-item>
        <text:list-item>
          <text:p text:style-name="P23"><text:soft-page-break/>Hrady</text:p>
          <text:list>
            <text:list-item>
              <text:p text:style-name="P24">Románské</text:p>
            </text:list-item>
            <text:list-item>
              <text:p text:style-name="P23">Jediný účel byl fortifikační → Chránily cesty a brody</text:p>
            </text:list-item>
            <text:list-item>
              <text:p text:style-name="P23">Hlavním prvkem věž → Donžon</text:p>
              <text:list>
                <text:list-item>
                  <text:p text:style-name="P23">Většinou kulatá, obytná věž, poslední útočiště</text:p>
                </text:list-item>
              </text:list>
            </text:list-item>
            <text:list-item>
              <text:p text:style-name="P24">Gotické</text:p>
            </text:list-item>
            <text:list-item>
              <text:p text:style-name="P23">Celá stavba je také reprezentativní</text:p>
              <text:list>
                <text:list-item>
                  <text:p text:style-name="P23">útočiště při lovu, součástí kostel, Donžon zůstává</text:p>
                </text:list-item>
              </text:list>
            </text:list-item>
            <text:list-item>
              <text:p text:style-name="P23">Překážky už nemusí být výšinné, ale třeba vodní</text:p>
            </text:list-item>
          </text:list>
        </text:list-item>
        <text:list-item>
          <text:p text:style-name="P23">Města jsou plánovaná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2:01:42.532220953</meta:creation-date>
    <dc:date>2018-11-12T15:56:30.069102613</dc:date>
    <meta:editing-duration>PT12H48M38S</meta:editing-duration>
    <meta:editing-cycles>9</meta:editing-cycles>
    <meta:generator>LibreOffice/5.1.6.2$Linux_x86 LibreOffice_project/10m0$Build-2</meta:generator>
    <meta:document-statistic meta:table-count="0" meta:image-count="0" meta:object-count="0" meta:page-count="3" meta:paragraph-count="91" meta:word-count="725" meta:character-count="4128" meta:non-whitespace-character-count="3571"/>
  </office:meta>
</office:document-meta>
</file>